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2.831cm" style:rel-column-width="1605*"/>
    </style:style>
    <style:style style:name="Table1.B" style:family="table-column">
      <style:table-column-properties style:column-width="2.117cm" style:rel-column-width="1200*"/>
    </style:style>
    <style:style style:name="Table1.C" style:family="table-column">
      <style:table-column-properties style:column-width="6.615cm" style:rel-column-width="3750*"/>
    </style:style>
    <style:style style:name="Table1.D" style:family="table-column">
      <style:table-column-properties style:column-width="6.033cm" style:rel-column-width="342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3.043cm" style:rel-column-width="1725*"/>
    </style:style>
    <style:style style:name="Table2.B" style:family="table-column">
      <style:table-column-properties style:column-width="7.276cm" style:rel-column-width="412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Feb 2<text:span text:style-name="T1">nd</text:span> To Feb 9<text:span text:style-name="T1">th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>February 3</text:p>
            <text:p text:style-name="P5">(1:30 – 3:00)</text:p>
          </table:table-cell>
          <table:table-cell table:style-name="Table2.A2" office:value-type="string">
            <text:p text:style-name="P6">All team members attended</text:p>
          </table:table-cell>
          <table:table-cell table:style-name="Table2.C2" office:value-type="string">
            <text:p text:style-name="P4">- Reviewed how to use source repository for code base throughout the term</text:p>
            <text:p text:style-name="P4"/>
            <text:p text:style-name="P4">- Discussed what aspects team members will start working on throughout the week</text:p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05T00:30:59.23</meta:creation-date>
    <dc:date>2015-02-05T00:52:29.21</dc:date>
    <meta:editing-duration>PT6M18S</meta:editing-duration>
    <meta:editing-cycles>2</meta:editing-cycles>
    <meta:generator>OpenOffice/4.1.0$Win32 OpenOffice.org_project/410m18$Build-9764</meta:generator>
    <meta:document-statistic meta:table-count="2" meta:image-count="0" meta:object-count="0" meta:page-count="1" meta:paragraph-count="18" meta:word-count="77" meta:character-count="436"/>
  </office:meta>
</office:document-meta>
</file>